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8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One Ingredient Dishes</text:p>
          </table:table-cell>
          <table:covered-table-cell table:number-columns-repeated="3" table:style-name="ce9"/>
          <table:covered-table-cell table:style-name="ce15"/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0" office:value-type="string">
            <text:p>sliced</text:p>
          </table:table-cell>
          <table:table-cell table:style-name="ce10" office:value-type="string">
            <text:p>fried</text:p>
          </table:table-cell>
          <table:table-cell table:style-name="ce10" office:value-type="string">
            <text:p>baked</text:p>
          </table:table-cell>
          <table:table-cell table:style-name="ce6" office:value-type="string">
            <text:p>boiled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potato</text:p>
          </table:table-cell>
          <table:table-cell office:value-type="string" table:number-columns-spanned="2" table:number-rows-spanned="1">
            <text:p>french fries</text:p>
          </table:table-cell>
          <table:covered-table-cell/>
          <table:table-cell table:style-name="ce14" office:value-type="string">
            <text:p>baked potato</text:p>
          </table:table-cell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tomato</text:p>
          </table:table-cell>
          <table:table-cell table:number-columns-repeated="3"/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lettuce</text:p>
          </table:table-cell>
          <table:table-cell table:number-columns-repeated="3"/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onion</text:p>
          </table:table-cell>
          <table:table-cell table:style-name="ce12" office:value-type="string" table:number-columns-spanned="2" table:number-rows-spanned="1">
            <text:p>onion ring</text:p>
          </table:table-cell>
          <table:covered-table-cell/>
          <table:table-cell table:style-name="ce12" office:value-type="string">
            <text:p>roasted onion</text:p>
          </table:table-cell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mushroom</text:p>
          </table:table-cell>
          <table:table-cell/>
          <table:table-cell table:style-name="ce12" office:value-type="string">
            <text:p>seared mushroom</text:p>
          </table:table-cell>
          <table:table-cell/>
          <table:table-cell table:style-name="ce8"/>
          <table:table-cell table:style-name="Default"/>
          <table:table-cell table:number-columns-repeated="2"/>
          <table:table-cell table:style-name="ce20" office:value-type="string">
            <text:p>fry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pepper</text:p>
          </table:table-cell>
          <table:table-cell table:number-columns-repeated="3"/>
          <table:table-cell table:style-name="ce8"/>
          <table:table-cell table:style-name="Default"/>
          <table:table-cell table:number-columns-repeated="2"/>
          <table:table-cell table:style-name="ce20" office:value-type="string">
            <text:p>slic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cheese</text:p>
          </table:table-cell>
          <table:table-cell table:style-name="ce12" office:value-type="string" table:number-columns-spanned="2" table:number-rows-spanned="1">
            <text:p>mozzarella stick</text:p>
          </table:table-cell>
          <table:covered-table-cell/>
          <table:table-cell table:style-name="ce12" office:value-type="string">
            <text:p>halloumi</text:p>
          </table:table-cell>
          <table:table-cell table:style-name="ce8"/>
          <table:table-cell table:style-name="Default"/>
          <table:table-cell table:number-columns-repeated="2"/>
          <table:table-cell table:style-name="ce20" office:value-type="string">
            <text:p>mix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3" office:value-type="string">
            <text:p>dough</text:p>
          </table:table-cell>
          <table:table-cell office:value-type="string">
            <text:p>pasta dough</text:p>
          </table:table-cell>
          <table:table-cell office:value-type="string">
            <text:p>pancakes</text:p>
          </table:table-cell>
          <table:table-cell table:style-name="ce12" office:value-type="string">
            <text:p>bread</text:p>
          </table:table-cell>
          <table:table-cell table:style-name="ce16" office:value-type="string">
            <text:p>bagel</text:p>
          </table:table-cell>
          <table:table-cell table:style-name="Default"/>
          <table:table-cell table:number-columns-repeated="2"/>
          <table:table-cell table:style-name="ce20" office:value-type="string">
            <text:p>bak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4" office:value-type="string">
            <text:p>meat</text:p>
          </table:table-cell>
          <table:table-cell table:style-name="ce10"/>
          <table:table-cell table:style-name="ce13" office:value-type="string">
            <text:p>burger patty</text:p>
          </table:table-cell>
          <table:table-cell table:style-name="ce10"/>
          <table:table-cell table:style-name="ce6"/>
          <table:table-cell table:style-name="Default"/>
          <table:table-cell table:number-columns-repeated="2"/>
          <table:table-cell table:style-name="ce20" office:value-type="string">
            <text:p>boi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table:number-columns-spanned="6" table:number-rows-spanned="1">
            <text:p>Multi-Ingredient Dishes</text:p>
          </table:table-cell>
          <table:covered-table-cell table:number-columns-repeated="4" table:style-name="ce9"/>
          <table:covered-table-cell table:style-name="ce15"/>
          <table:table-cell table:number-columns-repeated="4"/>
        </table:table-row>
        <table:table-row table:style-name="ro1">
          <table:table-cell table:style-name="ce5" office:value-type="string">
            <text:p>prep</text:p>
          </table:table-cell>
          <table:table-cell table:style-name="ce10" office:value-type="string" table:number-columns-spanned="4" table:number-rows-spanned="1">
            <text:p>ingredience</text:p>
          </table:table-cell>
          <table:covered-table-cell table:style-name="ce10" office:value-type="string">
            <text:p>ing2</text:p>
          </table:covered-table-cell>
          <table:covered-table-cell table:style-name="ce10" office:value-type="string">
            <text:p>i</text:p>
          </table:covered-table-cell>
          <table:covered-table-cell table:style-name="ce10"/>
          <table:table-cell table:style-name="ce5" office:value-type="string">
            <text:p>result</text:p>
          </table:table-cell>
          <table:table-cell table:number-columns-repeated="4"/>
        </table:table-row>
        <table:table-row table:style-name="ro1">
          <table:table-cell table:style-name="ce6" office:value-type="string">
            <text:p>bake</text:p>
          </table:table-cell>
          <table:table-cell table:style-name="ce10" office:value-type="string">
            <text:p>ch.potato</text:p>
          </table:table-cell>
          <table:table-cell table:style-name="ce10" table:number-columns-repeated="3"/>
          <table:table-cell table:style-name="ce17" office:value-type="string">
            <text:p>steak fries</text:p>
          </table:table-cell>
          <table:table-cell table:number-columns-repeated="2"/>
          <table:table-cell table:style-name="ce20" office:value-type="string">
            <text:p>potato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7" office:value-type="string">
            <text:p>bake</text:p>
          </table:table-cell>
          <table:table-cell office:value-type="string">
            <text:p>dough</text:p>
          </table:table-cell>
          <table:table-cell office:value-type="string">
            <text:p>tomato</text:p>
          </table:table-cell>
          <table:table-cell office:value-type="string">
            <text:p>cheese</text:p>
          </table:table-cell>
          <table:table-cell table:style-name="Default"/>
          <table:table-cell table:style-name="ce14" office:value-type="string">
            <text:p>pizza</text:p>
          </table:table-cell>
          <table:table-cell table:number-columns-repeated="2"/>
          <table:table-cell table:style-name="ce20" office:value-type="string">
            <text:p>on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meat</text:p>
          </table:table-cell>
          <table:table-cell office:value-type="string">
            <text:p>tomato</text:p>
          </table:table-cell>
          <table:table-cell table:number-columns-repeated="2"/>
          <table:table-cell office:value-type="string">
            <text:p>meatloaf</text:p>
          </table:table-cell>
          <table:table-cell table:number-columns-repeated="2"/>
          <table:table-cell table:style-name="ce20" office:value-type="string">
            <text:p>mushroo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mushroom</text:p>
          </table:table-cell>
          <table:table-cell office:value-type="string">
            <text:p>dough</text:p>
          </table:table-cell>
          <table:table-cell office:value-type="string">
            <text:p>pepper</text:p>
          </table:table-cell>
          <table:table-cell/>
          <table:table-cell office:value-type="string">
            <text:p>mushroom pot pie</text:p>
          </table:table-cell>
          <table:table-cell table:number-columns-repeated="2"/>
          <table:table-cell table:style-name="ce20" office:value-type="string">
            <text:p>lettu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pasta dough</text:p>
          </table:table-cell>
          <table:table-cell office:value-type="string">
            <text:p>tomato</text:p>
          </table:table-cell>
          <table:table-cell office:value-type="string">
            <text:p>meat</text:p>
          </table:table-cell>
          <table:table-cell office:value-type="string">
            <text:p>cheese</text:p>
          </table:table-cell>
          <table:table-cell table:style-name="ce19" office:value-type="string">
            <text:p>lasagna</text:p>
          </table:table-cell>
          <table:table-cell table:number-columns-repeated="2"/>
          <table:table-cell table:style-name="ce20" office:value-type="string">
            <text:p>pepp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pepper</text:p>
          </table:table-cell>
          <table:table-cell office:value-type="string">
            <text:p>ch. tomato or</text:p>
          </table:table-cell>
          <table:table-cell office:value-type="string">
            <text:p>ch. mushroom or</text:p>
          </table:table-cell>
          <table:table-cell office:value-type="string">
            <text:p>cheese</text:p>
          </table:table-cell>
          <table:table-cell office:value-type="string">
            <text:p>stuffed pepper</text:p>
          </table:table-cell>
          <table:table-cell table:number-columns-repeated="2"/>
          <table:table-cell table:style-name="ce20" office:value-type="string">
            <text:p>mea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tomato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parmesan tomato</text:p>
          </table:table-cell>
          <table:table-cell table:number-columns-repeated="2"/>
          <table:table-cell table:style-name="ce20" office:value-type="string">
            <text:p>tomat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il</text:p>
          </table:table-cell>
          <table:table-cell office:value-type="string">
            <text:p>dough</text:p>
          </table:table-cell>
          <table:table-cell office:value-type="string">
            <text:p>meat</text:p>
          </table:table-cell>
          <table:table-cell table:number-columns-repeated="2"/>
          <table:table-cell office:value-type="string">
            <text:p>dumpling</text:p>
          </table:table-cell>
          <table:table-cell table:number-columns-repeated="2"/>
          <table:table-cell table:style-name="ce20" office:value-type="string">
            <text:p>dough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oil</text:p>
          </table:table-cell>
          <table:table-cell office:value-type="string">
            <text:p>gnocchi dough</text:p>
          </table:table-cell>
          <table:table-cell table:number-columns-repeated="3"/>
          <table:table-cell office:value-type="string">
            <text:p>gnocchi</text:p>
          </table:table-cell>
          <table:table-cell table:number-columns-repeated="2"/>
          <table:table-cell table:style-name="ce20" office:value-type="string">
            <text:p>chees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oil</text:p>
          </table:table-cell>
          <table:table-cell office:value-type="string">
            <text:p>ch. mushroom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cream of mushroom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table:number-columns-repeated="2" office:value-type="string">
            <text:p>ch. onion</text:p>
          </table:table-cell>
          <table:table-cell office:value-type="string">
            <text:p>cheese</text:p>
          </table:table-cell>
          <table:table-cell/>
          <table:table-cell office:value-type="string">
            <text:p>french onion soup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office:value-type="string">
            <text:p>cheese</text:p>
          </table:table-cell>
          <table:table-cell table:number-columns-repeated="2"/>
          <table:table-cell table:style-name="ce19" office:value-type="string">
            <text:p>fettucini alfredo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table:number-columns-repeated="3" office:value-type="string">
            <text:p>cheese</text:p>
          </table:table-cell>
          <table:table-cell table:style-name="ce19" office:value-type="string">
            <text:p>macaroni and cheese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office:value-type="string">
            <text:p>tomato</text:p>
          </table:table-cell>
          <table:table-cell office:value-type="string">
            <text:p>meat</text:p>
          </table:table-cell>
          <table:table-cell/>
          <table:table-cell table:style-name="ce19" office:value-type="string">
            <text:p>spaghetti and meatballs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table:number-columns-repeated="3"/>
          <table:table-cell table:style-name="ce19" office:value-type="string">
            <text:p>angelhair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table:number-columns-repeated="2" office:value-type="string">
            <text:p>tomato</text:p>
          </table:table-cell>
          <table:table-cell table:number-columns-repeated="2"/>
          <table:table-cell table:style-name="ce19" office:value-type="string">
            <text:p>tomato soup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table:number-columns-repeated="2" office:value-type="string">
            <text:p>tomato</text:p>
          </table:table-cell>
          <table:table-cell office:value-type="string">
            <text:p>pepper</text:p>
          </table:table-cell>
          <table:table-cell/>
          <table:table-cell table:style-name="ce19" office:value-type="string">
            <text:p>spicy tomato soup</text:p>
          </table:table-cell>
          <table:table-cell table:number-columns-repeated="4"/>
        </table:table-row>
        <table:table-row table:style-name="ro1">
          <table:table-cell office:value-type="string">
            <text:p>fry</text:p>
          </table:table-cell>
          <table:table-cell office:value-type="string">
            <text:p>pasta dough</text:p>
          </table:table-cell>
          <table:table-cell table:number-columns-repeated="3"/>
          <table:table-cell office:value-type="string">
            <text:p>french toast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style-name="ce12" office:value-type="string">
            <text:p>burger patty</text:p>
          </table:table-cell>
          <table:table-cell table:style-name="ce12" office:value-type="string">
            <text:p>cheese</text:p>
          </table:table-cell>
          <table:table-cell table:style-name="ce12" table:number-columns-repeated="2"/>
          <table:table-cell office:value-type="string">
            <text:p>cheeseburger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style-name="ce12" office:value-type="string">
            <text:p>ch. potato</text:p>
          </table:table-cell>
          <table:table-cell table:style-name="ce12" office:value-type="string">
            <text:p>ch. onion</text:p>
          </table:table-cell>
          <table:table-cell table:style-name="ce12" office:value-type="string">
            <text:p>ch. pepper</text:p>
          </table:table-cell>
          <table:table-cell table:style-name="ce12"/>
          <table:table-cell office:value-type="string">
            <text:p>potato 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style-name="ce12" office:value-type="string">
            <text:p>ch. potato</text:p>
          </table:table-cell>
          <table:table-cell table:style-name="ce12" office:value-type="string">
            <text:p>dough</text:p>
          </table:table-cell>
          <table:table-cell table:style-name="ce12" table:number-columns-repeated="2"/>
          <table:table-cell office:value-type="string">
            <text:p>gnocchi dough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number-columns-repeated="2" office:value-type="string">
            <text:p>cheese</text:p>
          </table:table-cell>
          <table:table-cell table:number-columns-repeated="2"/>
          <table:table-cell table:style-name="ce19" office:value-type="string">
            <text:p>potion of resist fire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ch. tomato</text:p>
          </table:table-cell>
          <table:table-cell table:number-columns-repeated="2"/>
          <table:table-cell table:style-name="ce19" office:value-type="string">
            <text:p>tomato 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caesar 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mushroom</text:p>
          </table:table-cell>
          <table:table-cell office:value-type="string">
            <text:p>onion</text:p>
          </table:table-cell>
          <table:table-cell office:value-type="string">
            <text:p>pepper</text:p>
          </table:table-cell>
          <table:table-cell office:value-type="string">
            <text:p>lettuce wrap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tomato</text:p>
          </table:table-cell>
          <table:table-cell office:value-type="string">
            <text:p>cheese</text:p>
          </table:table-cell>
          <table:table-cell office:value-type="string">
            <text:p>dough</text:p>
          </table:table-cell>
          <table:table-cell office:value-type="string">
            <text:p>taco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table:number-columns-repeated="3"/>
          <table:table-cell table:style-name="ce19" office:value-type="string">
            <text:p>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pepper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pepper jack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5:Sheet1.F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8/22/2018</text:date>, <text:time>00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8-21T21:38:50.94</meta:creation-date>
    <dc:date>2018-08-22T00:41:52.04</dc:date>
    <dc:creator>Seab Dinch</dc:creator>
    <meta:editing-duration>PT2H5M26S</meta:editing-duration>
    <meta:editing-cycles>34</meta:editing-cycles>
    <meta:generator>OpenOffice/4.1.2$Win32 OpenOffice.org_project/412m3$Build-9782</meta:generator>
    <meta:document-statistic meta:table-count="3" meta:cell-count="183" meta:object-count="0"/>
  </office:meta>
</office:document-meta>
</file>